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43479166666667cm" style:use-optimal-column-width="true"/>
    </style:style>
    <style:style style:name="co3" style:family="table-column">
      <style:table-column-properties fo:break-before="auto" style:column-width="1.77270833333333cm"/>
    </style:style>
    <style:style style:name="co4" style:family="table-column">
      <style:table-column-properties fo:break-before="auto" style:column-width="23.997708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Part</text:p>
          </table:table-cell>
          <table:table-cell office:value-type="string" table:style-name="ce2">
            <text:p>desc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notes</text:p>
          </table:table-cell>
          <table:table-cell table:number-columns-repeated="16379"/>
        </table:table-row>
        <table:table-row table:style-name="ro1">
          <table:table-cell/>
          <table:table-cell table:number-columns-repeated="4" table:style-name="ce2"/>
          <table:table-cell table:number-columns-repeated="16379"/>
        </table:table-row>
        <table:table-row table:style-name="ro1">
          <table:table-cell/>
          <table:table-cell office:value-type="string" table:style-name="ce2">
            <text:p>General Part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otor</text:p>
          </table:table-cell>
          <table:table-cell office:value-type="string" table:style-name="ce1">
            <text:p>9225 90 KV brishless moto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Either HobbyKing / Turnigy Multistar 9225 90 KV or EaglePower 8308 (stator) 9225 (can) 90 KV motor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Belts</text:p>
          </table:table-cell>
          <table:table-cell office:value-type="string" table:style-name="ce1">
            <text:p>HTD 5M pitch 630mm length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Knee drive belt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Carbon Fiber tube</text:p>
          </table:table-cell>
          <table:table-cell office:value-type="string" table:style-name="ce1">
            <text:p>28mm OD, 1mm+ wall thicknes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4 x 1 metre lengths cut to size to match the CAD (cut-offs from the main parts are long enough for the legs)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Electronic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Drive BLDC motor drivers</text:p>
          </table:table-cell>
          <table:table-cell office:value-type="string" table:style-name="ce1">
            <text:p>ODrive 3.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2 per axi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Motor encoders</text:p>
          </table:table-cell>
          <table:table-cell office:value-type="string" table:style-name="ce1">
            <text:p>AMS AS5047P motor encode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axi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Microcontroller</text:p>
          </table:table-cell>
          <table:table-cell office:value-type="string" table:style-name="ce1">
            <text:p>Teensy 4.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IMU</text:p>
          </table:table-cell>
          <table:table-cell office:value-type="string" table:style-name="ce1">
            <text:p>MPU605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Radio</text:p>
          </table:table-cell>
          <table:table-cell office:value-type="string" table:style-name="ce1">
            <text:p>NRF24L0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onnectors</text:p>
          </table:table-cell>
          <table:table-cell office:value-type="string" table:style-name="ce1">
            <text:p>25-Way D-range male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onnectors</text:p>
          </table:table-cell>
          <table:table-cell office:value-type="string" table:style-name="ce1">
            <text:p>25-Way D-range female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Electronics power switch</text:p>
          </table:table-cell>
          <table:table-cell office:value-type="string" table:style-name="ce1">
            <text:p>latching push switch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E-stop switch</text:p>
          </table:table-cell>
          <table:table-cell office:value-type="string" table:style-name="ce1">
            <text:p>latching push switch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Volt Meters</text:p>
          </table:table-cell>
          <table:table-cell office:value-type="string" table:style-name="ce1">
            <text:p>Pan Volt Meters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LCD</text:p>
          </table:table-cell>
          <table:table-cell office:value-type="string" table:style-name="ce1">
            <text:p>I2C backpack LCD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Encoder cable</text:p>
          </table:table-cell>
          <table:table-cell office:value-type="string" table:style-name="ce1">
            <text:p>7-core foil-sheilded signail cabl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tres, but make sure you have enough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Breaing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Internal Cycloidal Drive bearings</text:p>
          </table:table-cell>
          <table:table-cell office:value-type="string" table:style-name="ce1">
            <text:p>12mm OD x 4mm ID x 4mm thickness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I got these from Aliexpress for $70 for 400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Cam and cap Drive bearings</text:p>
          </table:table-cell>
          <table:table-cell office:value-type="string" table:style-name="ce1">
            <text:p>32mm OD x 20mm ID x 7mm thickness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There are three per driv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Top/bottom Drive bearings</text:p>
          </table:table-cell>
          <table:table-cell office:value-type="string" table:style-name="ce1">
            <text:p>85mm OD x 65mm ID x 10mm thicknes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two per driv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Thin wall bearings</text:p>
          </table:table-cell>
          <table:table-cell office:value-type="string" table:style-name="ce1">
            <text:p>37mm OD x x30mm ID x 4mm thicknes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one per leg and two per end bracket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Knee bearings</text:p>
          </table:table-cell>
          <table:table-cell office:value-type="string" table:style-name="ce1">
            <text:p>22mm OD x 8mm ID x 7mm thicknes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wo per leg for the knee joint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Nuts &amp; Bolt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otor mounts</text:p>
          </table:table-cell>
          <table:table-cell office:value-type="string" table:style-name="ce1">
            <text:p>M4 12 mm thread length countersunk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4 per moto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4 40mm thread length socket cap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driv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4 Nylon insert locking nut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driv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Nylon insert locking nuts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washers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3 15mm thread length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4 per driv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hex heads 80mm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, need cutting to length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Screw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">
            <text:p>Drive case screws</text:p>
          </table:table-cell>
          <table:table-cell office:value-type="string" table:style-name="ce3">
            <text:p>2.9mm 18mm length countersunk pozidrive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22 per drive, back and fron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side-to-side axis mount screws</text:p>
          </table:table-cell>
          <table:table-cell office:value-type="string" table:style-name="ce3">
            <text:p>2.9mm 18mm length countersunk pozidrive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12 per drive for 4 driv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Leg screws</text:p>
          </table:table-cell>
          <table:table-cell office:value-type="string" table:style-name="ce3">
            <text:p>2.9mm 18mm length countersunk pozidrive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18 per leg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Nylo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Washers</text:p>
          </table:table-cell>
          <table:table-cell office:value-type="string" table:style-name="ce1">
            <text:p>4mm ID Nylon washers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one top and bottom on each pin, 32 per driv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pacers</text:p>
          </table:table-cell>
          <table:table-cell office:value-type="string" table:style-name="ce1">
            <text:p>4mm ID Nylon spacers, 5mm length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16 per drive</text:p>
          </table:table-cell>
          <table:table-cell table:number-columns-repeated="16379"/>
        </table:table-row>
        <table:table-row table:number-rows-repeated="10485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Jamez Bruton</meta:initial-creator>
    <dc:creator>Jamez Bruton</dc:creator>
    <meta:creation-date>2015-06-05T18:17:20Z</meta:creation-date>
    <dc:date>2021-11-30T09:39:38Z</dc:date>
  </office:meta>
</office:document-meta>
</file>